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text-align="justify" style:justify-single-word="false"/>
    </style:style>
    <style:style style:name="P2" style:family="paragraph" style:parent-style-name="Preformatted_20_Text">
      <style:paragraph-properties fo:text-align="justify" style:justify-single-word="false"/>
      <style:text-properties officeooo:paragraph-rsid="001f783b"/>
    </style:style>
    <style:style style:name="T1" style:family="text">
      <style:text-properties officeooo:rsid="001f783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2"><text:span text:style-name="T1">S</text:span>ix Fluid Genders </text:p>
      <text:p text:style-name="P1"/>
      <text:p text:style-name="P2"><text:s/>0. he/him is dead-nouns. i didnt like the expectations, assumptions, and implica-tions. <text:span text:style-name="T1">also i was</text:span><text:bookmark text:name="gen-h1-1-00000001"/><text:span text:style-name="T1"> ■■■■■■■■ about it.</text:span></text:p>
      <text:p text:style-name="P1"><text:s/>1. any/<text:span text:style-name="T1">all</text:span> was fun but actually im just outsourcing my gender.</text:p>
      <text:p text:style-name="P1"><text:s/>2. she/her was fine but didnt fit good either. More assumptions and expectations. <text:span text:style-name="T1">i had a will to live now tho.</text:span></text:p>
      <text:p text:style-name="P1"><text:s/>3. any/<text:span text:style-name="T1">all </text:span>again was fun but people mostly called me she and occasionally he, and never anything else...</text:p>
      <text:p text:style-name="P2"><text:s/>4. but then, an older queer artists <text:span text:style-name="T1">(for </text:span>who<text:span text:style-name="T1">m</text:span> i have a shit ton of respect<text:span text:style-name="T1">)</text:span> told me they had assumed they/them for me... and that felt really right... <text:span text:style-name="T1">b</text:span>ut only for a while. i feel like they/<text:span text:style-name="T1">them</text:span> have gender ideals built from the negative image of two <text:span text:style-name="T1">mainstream </text:span>genders (<text:span text:style-name="T1">m</text:span>an - masculinity = person). </text:p>
      <text:p text:style-name="P2"><text:span text:style-name="T1"><text:s/>5. s</text:span>o when the default options all got boring: did i reject material desire and attain Nirvana? no! i simply find more material to desire: <text:span text:style-name="T1">enter </text:span>xe/xir. surely this will make me happy.</text:p>
      <text:p text:style-name="P1"><text:s/>6. damn it/it pronouns got hands</text:p>
      <text:p text:style-name="P1"/>
      <text:p text:style-name="P1"/>
      <text:p text:style-name="P1"/>
      <text:p text:style-name="P2"><text:span text:style-name="T1">@AVDAMBECK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Tahoma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Tahoma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5.5in" fo:page-height="8.5in" style:num-format="1" style:print-orientation="portrait" fo:margin-top="1in" fo:margin-bottom="1in" fo:margin-left="1in" fo:margin-right="1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09T12:23:43.848321251</dc:date>
    <meta:editing-duration>PT11M34S</meta:editing-duration>
    <meta:editing-cycles>1</meta:editing-cycles>
    <meta:document-statistic meta:table-count="0" meta:image-count="0" meta:object-count="0" meta:page-count="1" meta:paragraph-count="9" meta:word-count="166" meta:character-count="946" meta:non-whitespace-character-count="779"/>
    <meta:generator>LibreOffice/7.5.9.2$Linux_X86_64 LibreOffice_project/50$Build-2</meta:generator>
  </office:meta>
</office:document-meta>
</file>